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6b5e" officeooo:paragraph-rsid="000a6b5e"/>
    </style:style>
    <style:style style:name="P2" style:family="paragraph" style:parent-style-name="Standard">
      <style:text-properties fo:language="en" fo:country="US" officeooo:rsid="000adb65" officeooo:paragraph-rsid="000adb65"/>
    </style:style>
    <style:style style:name="T1" style:family="text">
      <style:text-properties officeooo:rsid="000c3e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kjhgfADSFG <text:s/>HDRH NESNESN</text:p>
      <text:p text:style-name="P2">ugycfvgbhjkotfugbhjk</text:p>
      <text:p text:style-name="P2">;<text:span text:style-name="T1">lkjhgfdweghfm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0T12:30:30.637000000</dc:date>
    <meta:editing-duration>PT26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" meta:word-count="5" meta:character-count="60" meta:non-whitespace-character-count="57"/>
  </office:meta>
</office:document-meta>
</file>